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611in" fo:margin-left="0.0035in" fo:margin-top="0in" fo:margin-bottom="0in" table:align="left" style:writing-mode="lr-tb"/>
    </style:style>
    <style:style style:name="Table1.A" style:family="table-column">
      <style:table-column-properties style:column-width="3.130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6.2611in"/>
    </style:style>
    <style:style style:name="Table2.1" style:family="table-row">
      <style:table-row-properties style:min-row-height="2.3083in"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6.2611in"/>
    </style:style>
    <style:style style:name="Table3.1" style:family="table-row">
      <style:table-row-properties style:min-row-height="2.4854in"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6.2611in"/>
    </style:style>
    <style:style style:name="Table4.1" style:family="table-row">
      <style:table-row-properties style:min-row-height="2.4813in"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6.2611in"/>
    </style:style>
    <style:style style:name="Table5.1" style:family="table-row">
      <style:table-row-properties style:min-row-height="2.3854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6.2611in"/>
    </style:style>
    <style:style style:name="Table6.1" style:family="table-row">
      <style:table-row-properties style:min-row-height="2.491in"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6.2611in"/>
    </style:style>
    <style:style style:name="Table7.1" style:family="table-row">
      <style:table-row-properties style:min-row-height="1.3854in" fo:keep-together="auto"/>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Standard">
      <style:text-properties fo:language="en" fo:country="GB" style:language-asian="sv" style:country-asian="SE"/>
    </style:style>
    <style:style style:name="P2" style:family="paragraph" style:parent-style-name="Standard">
      <style:paragraph-properties fo:margin-top="0in" fo:margin-bottom="0.2335in" style:contextual-spacing="false" fo:line-height="100%" fo:text-align="start" style:justify-single-word="false" fo:orphans="2" fo:widows="2"/>
      <style:text-properties style:font-name="Aptos" fo:language="sv" fo:country="SE" style:letter-kerning="true" style:font-name-asian="Aptos2" style:language-asian="en" style:country-asian="US" style:language-complex="ar" style:country-complex="SA"/>
    </style:style>
    <style:style style:name="P3" style:family="paragraph" style:parent-style-name="Standard">
      <style:paragraph-properties fo:margin-top="0in" fo:margin-bottom="0.2335in" style:contextual-spacing="false" fo:line-height="100%" fo:text-align="start" style:justify-single-word="false" fo:orphans="2" fo:widows="2"/>
      <style:text-properties fo:color="#000000" loext:opacity="100%" style:font-name="Aptos" fo:language="en" fo:country="GB" officeooo:rsid="001345db" officeooo:paragraph-rsid="001345db" style:letter-kerning="false" style:font-name-asian="Times New Roman" style:language-asian="sv" style:country-asian="SE" style:font-name-complex="Aptos2" style:language-complex="ar" style:country-complex="SA"/>
    </style:style>
    <style:style style:name="P4" style:family="paragraph" style:parent-style-name="Standard">
      <style:paragraph-properties fo:margin-top="0in" fo:margin-bottom="0.2335in" style:contextual-spacing="false" fo:line-height="100%" fo:text-align="start" style:justify-single-word="false" fo:orphans="2" fo:widows="2"/>
      <style:text-properties fo:color="#000000" loext:opacity="100%" style:font-name="Aptos" fo:language="en" fo:country="GB" style:letter-kerning="false" style:font-name-asian="Times New Roman" style:language-asian="sv" style:country-asian="SE" style:font-name-complex="Aptos2" style:language-complex="ar" style:country-complex="SA"/>
    </style:style>
    <style:style style:name="P5" style:family="paragraph" style:parent-style-name="Standard">
      <loext:graphic-properties draw:fill="solid" draw:fill-color="#ffffff"/>
      <style:paragraph-properties fo:margin-top="0in" fo:margin-bottom="0.2335in" style:contextual-spacing="false" fo:line-height="100%" fo:background-color="#ffffff"/>
      <style:text-properties fo:color="#000000" loext:opacity="100%" fo:language="en" fo:country="GB" style:letter-kerning="false" style:font-name-asian="Times New Roman" style:language-asian="sv" style:country-asian="SE" style:font-name-complex="Aptos2"/>
    </style:style>
    <style:style style:name="P6" style:family="paragraph" style:parent-style-name="Standard">
      <loext:graphic-properties draw:fill="solid" draw:fill-color="#ffffff"/>
      <style:paragraph-properties fo:margin-top="0in" fo:margin-bottom="0in" style:contextual-spacing="false" fo:line-height="100%" fo:background-color="#ffffff"/>
    </style:style>
    <style:style style:name="P7"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fo:language="en" fo:country="GB" style:letter-kerning="false" style:font-name-asian="Times New Roman" style:language-asian="sv" style:country-asian="SE" style:font-name-complex="Aptos2"/>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GB" style:letter-kerning="false" style:font-name-asian="Times New Roman" style:language-asian="sv" style:country-asian="SE" style:font-name-complex="Aptos2" style:language-complex="ar" style:country-complex="SA"/>
    </style:style>
    <style:style style:name="P9" style:family="paragraph" style:parent-style-name="Standard">
      <loext:graphic-properties draw:fill="solid" draw:fill-color="#ffffff"/>
      <style:paragraph-properties fo:line-height="100%" fo:background-color="#ffffff"/>
    </style:style>
    <style:style style:name="P1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GB" officeooo:paragraph-rsid="001345db" style:letter-kerning="false" style:font-name-asian="Times New Roman" style:language-asian="sv" style:country-asian="SE" style:font-name-complex="Aptos2" style:language-complex="ar" style:country-complex="SA"/>
    </style:style>
    <style:style style:name="P11" style:family="paragraph" style:parent-style-name="Heading_20_2">
      <style:text-properties fo:language="en" fo:country="GB" style:font-name-asian="Times New Roman" style:language-asian="sv" style:country-asian="SE"/>
    </style:style>
    <style:style style:name="P12" style:family="paragraph" style:parent-style-name="Standard">
      <style:text-properties fo:language="en" fo:country="US" style:script-type="latin"/>
    </style:style>
    <style:style style:name="P1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US" officeooo:rsid="001501b5" officeooo:paragraph-rsid="002213fe" style:letter-kerning="false" style:font-name-asian="Times New Roman" style:language-asian="sv" style:country-asian="SE" style:font-name-complex="Aptos2" style:language-complex="ar" style:country-complex="SA" style:script-type="latin"/>
    </style:style>
    <style:style style:name="P14"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US" officeooo:rsid="0029ce72" officeooo:paragraph-rsid="0029ce72" style:letter-kerning="false" style:font-name-asian="Times New Roman" style:language-asian="sv" style:country-asian="SE" style:font-name-complex="Aptos2" style:language-complex="ar" style:country-complex="SA" style:script-type="latin"/>
    </style:style>
    <style:style style:name="P15"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US" officeooo:rsid="002b0aa0" officeooo:paragraph-rsid="002b0aa0" style:letter-kerning="false" style:font-name-asian="Times New Roman" style:language-asian="sv" style:country-asian="SE" style:font-name-complex="Aptos2" style:language-complex="ar" style:country-complex="SA" style:script-type="latin"/>
    </style:style>
    <style:style style:name="P16"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GB" officeooo:rsid="00146a27" officeooo:paragraph-rsid="00146a27" style:letter-kerning="false" style:font-name-asian="Times New Roman" style:language-asian="sv" style:country-asian="SE" style:font-name-complex="Aptos2"/>
    </style:style>
    <style:style style:name="P1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1pt" fo:language="en" fo:country="GB" officeooo:rsid="00146a27" officeooo:paragraph-rsid="00146a27" style:letter-kerning="false" style:font-name-asian="Times New Roman" style:font-size-asian="11pt" style:language-asian="sv" style:country-asian="SE" style:font-name-complex="Aptos2" style:font-size-complex="11pt"/>
    </style:style>
    <style:style style:name="P18" style:family="paragraph" style:parent-style-name="Standard">
      <loext:graphic-properties draw:fill="solid" draw:fill-color="#ffffff"/>
      <style:paragraph-properties fo:line-height="100%" fo:background-color="#ffffff"/>
      <style:text-properties fo:color="#000000" loext:opacity="100%" fo:language="en" fo:country="GB" style:letter-kerning="false" style:font-name-asian="Times New Roman" style:language-asian="sv" style:country-asian="SE" style:font-name-complex="Aptos2"/>
    </style:style>
    <style:style style:name="P19"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US" officeooo:rsid="0023cbae" officeooo:paragraph-rsid="0023cbae" style:letter-kerning="false" style:font-name-asian="Times New Roman" style:language-asian="sv" style:country-asian="SE" style:font-name-complex="Aptos2" style:language-complex="ar" style:country-complex="SA" style:script-type="latin"/>
    </style:style>
    <style:style style:name="P20" style:family="paragraph" style:parent-style-name="Standard">
      <loext:graphic-properties draw:fill="solid" draw:fill-color="#ffffff"/>
      <style:paragraph-properties fo:line-height="100%" fo:background-color="#ffffff"/>
      <style:text-properties fo:color="#000000" loext:opacity="100%" style:letter-kerning="false" style:font-name-asian="Times New Roman" style:language-asian="sv" style:country-asian="SE" style:font-name-complex="Aptos2"/>
    </style:style>
    <style:style style:name="P21" style:family="paragraph" style:parent-style-name="Standard">
      <style:text-properties officeooo:paragraph-rsid="001501b5"/>
    </style:style>
    <style:style style:name="T1" style:family="text">
      <style:text-properties fo:language="en" fo:country="GB" style:font-name-asian="Times New Roman" style:language-asian="sv" style:country-asian="SE"/>
    </style:style>
    <style:style style:name="T2" style:family="text">
      <style:text-properties fo:language="en" fo:country="GB" style:language-asian="sv" style:country-asian="SE"/>
    </style:style>
    <style:style style:name="T3" style:family="text">
      <style:text-properties fo:color="#000000" loext:opacity="100%" fo:language="en" fo:country="GB" style:letter-kerning="false" style:font-name-asian="Times New Roman" style:language-asian="sv" style:country-asian="SE" style:font-name-complex="Aptos2"/>
    </style:style>
    <style:style style:name="T4" style:family="text">
      <style:text-properties fo:color="#000000" loext:opacity="100%" style:font-name="Arial" fo:language="en" fo:country="GB" style:letter-kerning="false" style:font-name-asian="Times New Roman" style:language-asian="sv" style:country-asian="SE" style:font-name-complex="Arial1"/>
    </style:style>
    <style:style style:name="T5" style:family="text">
      <style:text-properties officeooo:rsid="001778cc"/>
    </style:style>
    <style:style style:name="T6" style:family="text">
      <style:text-properties officeooo:rsid="00145ee6"/>
    </style:style>
    <style:style style:name="T7" style:family="text">
      <style:text-properties fo:color="#000000" loext:opacity="100%" fo:language="en" fo:country="GB" fo:font-weight="bold" style:letter-kerning="false" style:font-name-asian="Times New Roman" style:language-asian="sv" style:country-asian="SE" style:font-weight-asian="bold" style:font-name-complex="Aptos2" style:font-weight-complex="bold"/>
    </style:style>
    <style:style style:name="T8" style:family="text">
      <style:text-properties officeooo:rsid="00200a2a"/>
    </style:style>
    <style:style style:name="T9" style:family="text">
      <style:text-properties officeooo:rsid="001a2b6c"/>
    </style:style>
    <style:style style:name="T10" style:family="text">
      <style:text-properties officeooo:rsid="001acb1a"/>
    </style:style>
    <style:style style:name="T11" style:family="text">
      <style:text-properties officeooo:rsid="0020b8b5"/>
    </style:style>
    <style:style style:name="T12" style:family="text">
      <style:text-properties officeooo:rsid="001f6208"/>
    </style:style>
    <style:style style:name="T13" style:family="text">
      <style:text-properties officeooo:rsid="002213fe"/>
    </style:style>
    <style:style style:name="T14" style:family="text">
      <style:text-properties officeooo:rsid="002b0aa0"/>
    </style:style>
    <style:style style:name="T15" style:family="text">
      <style:text-properties style:language-complex="ar" style:country-complex="SA"/>
    </style:style>
    <style:style style:name="T16" style:family="text">
      <style:text-properties fo:font-size="11pt" style:font-size-asian="11pt" style:font-size-complex="11pt"/>
    </style:style>
    <style:style style:name="T17" style:family="text">
      <style:text-properties fo:font-size="11pt" officeooo:rsid="001778cc" style:font-size-asian="11pt" style:font-size-complex="11pt"/>
    </style:style>
    <style:style style:name="T18" style:family="text">
      <style:text-properties fo:font-size="11pt" officeooo:rsid="0023cbae" style:font-size-asian="11pt" style:font-size-complex="11pt"/>
    </style:style>
    <style:style style:name="T19" style:family="text">
      <style:text-properties fo:color="#000000" loext:opacity="100%" style:letter-kerning="false" style:font-name-asian="Times New Roman" style:language-asian="sv" style:country-asian="SE" style:font-name-complex="Aptos2"/>
    </style:style>
    <style:style style:name="T20" style:family="text">
      <style:text-properties officeooo:rsid="001501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loext:marker-style-name="T1"><text:span text:style-name="T1">Project specification of the thesis project at IDA</text:span><text:span text:style-name="T1"/></text:h>
      <text:p text:style-name="P1" loext:marker-style-name="T2"/>
      <table:table table:name="Table1" table:style-name="Table1">
        <table:table-column table:style-name="Table1.A" table:number-columns-repeated="2"/>
        <table:table-row table:style-name="Table1.1">
          <table:table-cell table:style-name="Table1.A1" office:value-type="string">
            <text:p text:style-name="P2" loext:marker-style-name="T3"><text:span text:style-name="T3">Student’s/ students’ first and last name(s)</text:span><text:span text:style-name="T3"/></text:p>
          </table:table-cell>
          <table:table-cell table:style-name="Table1.A1" office:value-type="string">
            <text:p text:style-name="P2" loext:marker-style-name="T3"><text:span text:style-name="T3">LiU-ID(s)</text:span><text:span text:style-name="T3"/></text:p>
          </table:table-cell>
        </table:table-row>
        <table:table-row table:style-name="Table1.1">
          <table:table-cell table:style-name="Table1.A1" office:value-type="string">
            <text:p text:style-name="P3" loext:marker-style-name="T3">Martin Olivesten</text:p>
          </table:table-cell>
          <table:table-cell table:style-name="Table1.A1" office:value-type="string">
            <text:p text:style-name="P3" loext:marker-style-name="T3">marol450</text:p>
          </table:table-cell>
        </table:table-row>
        <table:table-row table:style-name="Table1.1">
          <table:table-cell table:style-name="Table1.A1" office:value-type="string">
            <text:p text:style-name="P4" loext:marker-style-name="T3"/>
          </table:table-cell>
          <table:table-cell table:style-name="Table1.A1" office:value-type="string">
            <text:p text:style-name="P4" loext:marker-style-name="T3"/>
          </table:table-cell>
        </table:table-row>
      </table:table>
      <text:p text:style-name="P5" loext:marker-style-name="T3"/>
      <text:h text:style-name="Heading_20_2" text:outline-level="2" loext:marker-style-name="T1"><text:span text:style-name="T1">Introduction</text:span><text:span text:style-name="T1"/></text:h>
      <text:p text:style-name="P6" loext:marker-style-name="T3"><text:span text:style-name="T3">Describe the context of the project in simple terms. What is the main subject area of </text:span><text:span text:style-name="T4">​​</text:span><text:span text:style-name="T3">the project? Is the project being carried out on behalf of a company or a research group?</text:span></text:p>
      <text:p text:style-name="P7" loext:marker-style-name="T3"/>
      <table:table table:name="Table2" table:style-name="Table2">
        <table:table-column table:style-name="Table2.A"/>
        <table:table-row table:style-name="Table2.1">
          <table:table-cell table:style-name="Table2.A1" office:value-type="string">
            <text:p text:style-name="P8" loext:marker-style-name="T3">Satisfiability Modulo Theory (SMT) solvers are a generalization of the established Satisfiability solvers (SAT) to logical formulae built from some combination of background theories. These solvers are gaining in efficiency and are commonly found in applications such as formal methods, planning and scheduling.</text:p>
            <text:p text:style-name="P8" loext:marker-style-name="T3">Calssical theories consider real numbers, integers, bit vectors, uninterpreted func-</text:p>
            <text:p text:style-name="P8" loext:marker-style-name="T3">tions, etc. Developing new decision procedures and tools for SMT solvers is an active area of research. An example of a that received a substantial attention is the one of string equations with linear and regular membership queries [ZZG13,AAC+14,AAC+17]. </text:p>
          </table:table-cell>
        </table:table-row>
      </table:table>
      <text:p text:style-name="P7" loext:marker-style-name="T3"/>
      <text:h text:style-name="Heading_20_2" text:outline-level="2" loext:marker-style-name="T1"><text:span text:style-name="T1">Problem statement</text:span><text:span text:style-name="T1"/></text:h>
      <text:p text:style-name="P9" loext:marker-style-name="T3"><text:span text:style-name="T3">What is the scientific problem that you are supposed to solve in the project? Why is that problem interesting? What is the scientific novelty and practical utility of this project?</text:span><text:span text:style-name="T3"/></text:p>
      <table:table table:name="Table3" table:style-name="Table3">
        <table:table-column table:style-name="Table3.A"/>
        <table:table-row table:style-name="Table3.1">
          <table:table-cell table:style-name="Table3.A1" office:value-type="string">
            <text:p text:style-name="P10" loext:marker-style-name="T3">This is motivated by the numerous applications in security, web programming and model checking. Applications include uncovering SQL injections, cross-site scripting (XSS) or other web vulnerabilities used by attackers to bypass access controls leveraging on improper handling of strings by web applications. Symbolic execution and model checking techniques can make use of decision procedures for string theories in order to uncover vulnerabilities and validate String manipulating programs.</text:p>
            <text:p text:style-name="P10" loext:marker-style-name="T3"><text:soft-page-break/></text:p>
            <text:p text:style-name="P10" loext:marker-style-name="T3">This project considers accounting for recent string solvers [ZZG13,AAC+17], and</text:p>
            <text:p text:style-name="P10" loext:marker-style-name="T3">enriching the possible checks that can be made by the well established symbolic executer of the Java Path Finder toolkit [APV07]. <text:span text:style-name="T5">This project will aim to:</text:span></text:p>
            <text:p text:style-name="P10" loext:marker-style-name="T3"/>
            <text:p text:style-name="P10" loext:marker-style-name="T3">– Read about formal language characterizations of string based vulnerabilities.</text:p>
            <text:p text:style-name="P10" loext:marker-style-name="T3">– Use the characterizations to identify needed string constraints.</text:p>
            <text:p text:style-name="P10" loext:marker-style-name="T3">– Add possibility to annotate the code to generat<text:span text:style-name="T6">e</text:span> validation conditions.</text:p>
            <text:p text:style-name="P10" loext:marker-style-name="T3">– Add suitable solvers [ZZG13,AAC+17] to JPF-SE</text:p>
            <text:p text:style-name="P10" loext:marker-style-name="T3">– Run security related benchmarks on JPF-SE to generate richer string constraints.</text:p>
          </table:table-cell>
        </table:table-row>
      </table:table>
      <text:h text:style-name="P11" text:outline-level="2" loext:marker-style-name="T1"/>
      <text:h text:style-name="Heading_20_2" text:outline-level="2" loext:marker-style-name="T1"><text:span text:style-name="T1">Research Questions</text:span><text:span text:style-name="T1"/></text:h>
      <text:p text:style-name="P9" loext:marker-style-name="T7"><text:span text:style-name="T3">Which concrete research questions do you plan to address in this project?</text:span><text:span text:style-name="T7"/></text:p>
      <table:table table:name="Table4" table:style-name="Table4">
        <table:table-column table:style-name="Table4.A"/>
        <table:table-row table:style-name="Table4.1">
          <table:table-cell table:style-name="Table4.A1" office:value-type="string">
            <text:p text:style-name="P12">1. What security vulnerabilities come from manipulating strings and how can formal languages be used to characterize such vulnerabilities.<text:line-break/><text:line-break/>2. How can symbolic execution be used to uncover string-manipulation related security vulnerabilities.</text:p>
            <text:p text:style-name="P12"/>
            <text:p text:style-name="P12">3. How well can such techniques uncover string-manipulation related security vulnerabilities.</text:p>
            <text:p text:style-name="P12"/>
          </table:table-cell>
        </table:table-row>
      </table:table>
      <text:h text:style-name="Heading_20_2" text:outline-level="2" loext:marker-style-name="T1"><text:span text:style-name="T1">Method</text:span></text:h>
      <text:p text:style-name="P6" loext:marker-style-name="T3"><text:span text:style-name="T3">Which methods do you plan to use to address each of the research questions? How do you plan to validate and assess the project results? Methods include literature studies, simulations, experiments, user studies, and mathematical reasoning.</text:span><text:span text:style-name="T3"/></text:p>
      <text:p text:style-name="P7" loext:marker-style-name="T3"/>
      <table:table table:name="Table5" table:style-name="Table5">
        <table:table-column table:style-name="Table5.A"/>
        <table:table-row table:style-name="Table5.1">
          <table:table-cell table:style-name="Table5.A1" office:value-type="string">
            <text:p text:style-name="P13"><text:span text:style-name="T8">Research </text:span>question<text:span text:style-name="T8">s</text:span> will be address by <text:span text:style-name="T9">an initial small literature search to find what characterizations of vuln</text:span><text:span text:style-name="T10">era</text:span><text:span text:style-name="T9">bilities has been made by previous research. </text:span><text:span text:style-name="T11">Then</text:span><text:span text:style-name="T12"> </text:span><text:span text:style-name="T11">they </text:span><text:span text:style-name="T12">will be answered by running benchmark</text:span><text:span text:style-name="T13">s</text:span><text:span text:style-name="T12"> simulating real-world </text:span><text:span text:style-name="T8">security vulnerabilities in code </text:span><text:span text:style-name="T11">to find richer constraints to capture vulnerabilities. </text:span><text:span text:style-name="T13">With this we will find to </text:span><text:span text:style-name="T11">which extent we can discover vulnerabilities through formal language and other string constraints </text:span><text:span text:style-name="T13">through symbolic execution</text:span><text:span text:style-name="T11">.</text:span></text:p>
            <text:p text:style-name="P13"/>
            <text:p text:style-name="P14">Question 1 will be answered based on the initial literature search and the richer constraints found from running the benchmarks.</text:p>
            <text:p text:style-name="P14"/>
            <text:p text:style-name="P14">Question 2 will be answered from running the benchmarks. Here we report which symbolic execution techniques where successful in detecting vulnerabilities.</text:p>
            <text:p text:style-name="P14"><text:soft-page-break/></text:p>
            <text:p text:style-name="P14">Question 3 will be answered by assessing how well the richer constrains are able to uncover vulnerabilities. <text:span text:style-name="T14">Here we report how many of all cases could be uncovered with the richer constraints.</text:span></text:p>
            <text:p text:style-name="P14"/>
            <text:p text:style-name="P15">Validating the results will be done by comparing to results of previous research, especially the research we base our initial vulnerability characterization on.</text:p>
          </table:table-cell>
        </table:table-row>
      </table:table>
      <text:h text:style-name="Heading_20_2" text:outline-level="2" loext:marker-style-name="T1"><text:span text:style-name="T1">Self-assessment</text:span></text:h>
      <text:p text:style-name="P9" loext:marker-style-name="T3"><text:span text:style-name="T3">Which of the IDA courses that you have taken are relevant for the project? How do you meet the requirement of knowledge of relevant scientific methods? If you do thesis in a group of two person specify the courses separately per person.</text:span><text:span text:style-name="T3"/></text:p>
      <table:table table:name="Table6" table:style-name="Table6">
        <table:table-column table:style-name="Table6.A"/>
        <table:table-row table:style-name="Table6.1">
          <table:table-cell table:style-name="Table6.A1" office:value-type="string">
            <text:p text:style-name="P16" loext:marker-style-name="T3"><text:span text:style-name="T15">Courses relevant to this project is TDDE66, </text:span><text:span text:style-name="T16">Compiler Construction, for its </text:span><text:span text:style-name="T17">content including</text:span><text:span text:style-name="T16"> context-free grammars and regular expressions, as well as TDDE34 Software Verification for its content regarding symbolic execution, Satifiability Module Thoery, and related SMT solvers. The multiple courses including some Java programming , including TDDE45 Software Design and Construction, are also relevant for the practical aspects of this project. Lastly, knowledge of scentific methods required to perform any project </text:span><text:span text:style-name="T18">were</text:span><text:span text:style-name="T16"> <text:s/></text:span><text:span text:style-name="T17">acquired from</text:span><text:span text:style-name="T16"> previuos bachelor level courses TDIU14 Introduction to Bachelor Thesis, and TQDT11 Degree Project - Bachelor's Thesis.</text:span></text:p>
            <text:p text:style-name="P17" loext:marker-style-name="T3"/>
            <text:p text:style-name="P17" loext:marker-style-name="T3"/>
            <text:p text:style-name="P17" loext:marker-style-name="T3"/>
          </table:table-cell>
        </table:table-row>
      </table:table>
      <text:p text:style-name="P18" loext:marker-style-name="T3"/>
      <text:h text:style-name="P11" text:outline-level="2" loext:marker-style-name="T1"/>
      <text:h text:style-name="Heading_20_2" text:outline-level="2" loext:marker-style-name="T1"><text:span text:style-name="T1">Resources</text:span><text:span text:style-name="T1"/></text:h>
      <text:p text:style-name="P9" loext:marker-style-name="T19"><text:span text:style-name="T3">What resources will you need to implement the project apart from your work effort? Do you need access to special hardware or software, data sets, or test subjects? </text:span><text:span text:style-name="T19">How will you cover these needs?</text:span></text:p>
      <table:table table:name="Table7" table:style-name="Table7">
        <table:table-column table:style-name="Table7.A"/>
        <table:table-row table:style-name="Table7.1">
          <table:table-cell table:style-name="Table7.A1" office:value-type="string">
            <text:p text:style-name="P19">The literature study will require the standard access to previous research material. For integrating solver into JPF-SE, access to the solver implementations is required, which is freely available online. Same is the case for the benchmark intended to be used in finding constraints.</text:p>
          </table:table-cell>
        </table:table-row>
      </table:table>
      <text:p text:style-name="P20" loext:marker-style-name="T19"/>
      <text:p text:style-name="Standard"/>
      <text:h text:style-name="Heading_20_2" text:outline-level="2"><text:soft-page-break/>References</text:h>
      <text:p text:style-name="P21">[AAC+14] Parosh Aziz Abdulla, Mohamed Faouzi Atig, Yu-Fang Chen, Luká<text:span text:style-name="T20">s</text:span> Holík, Ahmed Rezine, Philipp Rümmer, and Jari Stenman. String constraints for verification. In International Conference on Computer Aided Verification, pages 150–166. Springer, 2014.</text:p>
      <text:p text:style-name="Standard">[AAC+17] Parosh Aziz Abdulla, Mohamed Faouzi Atig, Yu-Fang Chen, Bui Phi Diep, Luká<text:span text:style-name="T20">s</text:span> Holík, Ahmed Rezine, and Philipp Rümmer. Flatten and conquer: a framework for efficient analysis of string constraints. In Proceedings of the 38th ACM SIGPLAN Conference on Programming Language Design and Implementation, pages 602–617. ACM, 2017.</text:p>
      <text:p text:style-name="Standard">[APV07] Saswat Anand, Corina S P<text:span text:style-name="T20">a</text:span>sareanu, and Willem Visser. Jpf–se: A symbolic execution extension to java pathfinder. In International Conference on Tools and Algorithms for the Construction and Analysis of Systems, pages 134–138. Springer, 2007.</text:p>
      <text:p text:style-name="Standard">[RVG12] Gideon Redelinghuys, Willem Visser, and Jaco Geldenhuys. Symbolic execution of programs with strings. In Proceedings of the South African Institute for Computer Scientists and Information Technologists Conference, pages 139–148. ACM, 2012.</text:p>
      <text:p text:style-name="Standard">[ZZG13] Yunhui Zheng, Xiangyu Zhang, and Vijay Ganesh. Z3-str: A z3-based string solver for web application analysis. In Proceedings of the 2013 9th Joint Meeting on Foundations of Software Engineering, pages 114–124. ACM, 20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sv" fo:country="SE" style:letter-kerning="true" style:font-name-asian="Aptos2" style:font-size-asian="12pt" style:language-asian="en" style:country-asian="US" style:font-name-complex="Arial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9055in" style:writing-mode="lr-tb"/>
      <style:text-properties style:use-window-font-color="true" loext:opacity="0%" style:font-name="Aptos" fo:font-size="12pt" fo:language="sv" fo:country="SE" style:letter-kerning="true" style:font-name-asian="Aptos2"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Arial1" style:font-family-complex="Arial"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Arial1" style:font-family-complex="Arial"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text-properties fo:font-size="11pt" style:font-size-asian="11pt" style:font-size-complex="11pt"/>
    </style:style>
    <style:style style:name="Footer_20_Char" style:display-name="Footer Char" style:family="text" style:parent-style-name="Default_20_Paragraph_20_Font" loext:linked-style-name="Footer">
      <style:text-properties fo:font-size="11pt" style:font-size-asian="11pt" style:font-size-complex="11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Aptos1" fo:font-family="Aptos" style:font-family-generic="swiss" style:font-pitch="variable" style:font-name-asian="Aptos2" style:font-family-asian="Aptos" style:font-family-generic-asian="system" style:font-pitch-asian="variable" style:font-name-complex="Calibri" style:font-family-complex="Calibri" style:font-family-generic-complex="system" style:font-pitch-complex="variable"/>
    </style:style>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Calibri"/>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GB"/>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Department of Computer and Information Science (IDA)</text:span><text:span text:style-name="MT1"/></text:p>
        <text:p text:style-name="Header" loext:marker-style-name="MT1"><text:span text:style-name="MT1">Linköping University</text:span><text:span text:style-name="MT1"/></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eg Sysoev</meta:initial-creator>
    <meta:editing-cycles>21</meta:editing-cycles>
    <meta:creation-date>2024-04-06T12:36:00</meta:creation-date>
    <dc:date>2026-01-02T18:55:11.014897188</dc:date>
    <meta:editing-duration>PT5H1M</meta:editing-duration>
    <meta:generator>LibreOffice/25.8.4.2$Linux_X86_64 LibreOffice_project/580$Build-2</meta:generator>
    <meta:document-statistic meta:table-count="7" meta:image-count="0" meta:object-count="0" meta:page-count="4" meta:paragraph-count="45" meta:word-count="988" meta:character-count="6792" meta:non-whitespace-character-count="5845"/>
    <meta:user-defined meta:name="AppVersion">16.0000</meta:user-defined>
    <meta:user-defined meta:name="ContentTypeId">0x0101007342C1095E77024AA87CEA391F48A03600D0E34635B0DA604297E438D745F955AC</meta:user-defined>
    <meta:template xlink:type="simple" xlink:actuate="onRequest" xlink:title="Normal.dotm" xlink:href=""/>
  </office:meta>
</office:document-meta>
</file>